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69.84mm" svg:y="71.84mm">
            <loext:p draw:notify-on-update-of-ranges="Sheet1.A13:Sheet1.A24 Sheet1.B12:Sheet1.B12 Sheet1.B13:Sheet1.B24 Sheet1.C12:Sheet1.C12 Sheet1.C13:Sheet1.C2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34.18mm" svg:height="74.37mm" svg:x="75.9mm" svg:y="0mm">
            <loext:p draw:notify-on-update-of-ranges="Sheet1.A2:Sheet1.A5 Sheet1.B1:Sheet1.B1 Sheet1.B2:Sheet1.B5 Sheet1.C1:Sheet1.C1 Sheet1.C2:Sheet1.C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ce3"/>
        <table:table-row table:style-name="ro1">
          <table:table-cell table:style-name="Default"/>
          <table:table-cell table:style-name="ce1" office:value-type="string" calcext:value-type="string">
            <text:p>Tiempo(750)</text:p>
          </table:table-cell>
          <table:table-cell table:style-name="ce1" office:value-type="string" calcext:value-type="string">
            <text:p>Tiempo(1000)</text:p>
          </table:table-cell>
        </table:table-row>
        <table:table-row table:style-name="ro1">
          <table:table-cell office:value-type="string" calcext:value-type="string">
            <text:p>1 core</text:p>
          </table:table-cell>
          <table:table-cell office:value-type="float" office:value="1.219606" calcext:value-type="float">
            <text:p>1,219606</text:p>
          </table:table-cell>
          <table:table-cell office:value-type="float" office:value="2.582006" calcext:value-type="float">
            <text:p>2,582006</text:p>
          </table:table-cell>
        </table:table-row>
        <table:table-row table:style-name="ro1">
          <table:table-cell office:value-type="string" calcext:value-type="string">
            <text:p>2 core</text:p>
          </table:table-cell>
          <table:table-cell office:value-type="float" office:value="0.53277" calcext:value-type="float">
            <text:p>0,53277</text:p>
          </table:table-cell>
          <table:table-cell office:value-type="float" office:value="1.691633" calcext:value-type="float">
            <text:p>1,691633</text:p>
          </table:table-cell>
        </table:table-row>
        <table:table-row table:style-name="ro1">
          <table:table-cell office:value-type="string" calcext:value-type="string">
            <text:p>3 core</text:p>
          </table:table-cell>
          <table:table-cell office:value-type="float" office:value="0.342932" calcext:value-type="float">
            <text:p>0,342932</text:p>
          </table:table-cell>
          <table:table-cell office:value-type="float" office:value="1.560671" calcext:value-type="float">
            <text:p>1,560671</text:p>
          </table:table-cell>
        </table:table-row>
        <table:table-row table:style-name="ro1">
          <table:table-cell office:value-type="string" calcext:value-type="string">
            <text:p>4 core</text:p>
          </table:table-cell>
          <table:table-cell office:value-type="float" office:value="0.393452" calcext:value-type="float">
            <text:p>0,393452</text:p>
          </table:table-cell>
          <table:table-cell office:value-type="float" office:value="1.352545" calcext:value-type="float">
            <text:p>1,352545</text:p>
          </table:table-cell>
        </table:table-row>
        <table:table-row table:style-name="ro1" table:number-rows-repeated="6">
          <table:table-cell table:style-name="Default" table:number-columns-repeated="3"/>
        </table:table-row>
        <table:table-row table:style-name="ro1">
          <table:table-cell table:style-name="ce2"/>
          <table:table-cell table:style-name="ce1" office:value-type="string" calcext:value-type="string">
            <text:p>Tiempo(750)</text:p>
          </table:table-cell>
          <table:table-cell table:style-name="ce1" office:value-type="string" calcext:value-type="string">
            <text:p>Tiempo(1000)</text:p>
          </table:table-cell>
        </table:table-row>
        <table:table-row table:style-name="ro1">
          <table:table-cell office:value-type="string" calcext:value-type="string">
            <text:p>1 core</text:p>
          </table:table-cell>
          <table:table-cell office:value-type="float" office:value="3.689135" calcext:value-type="float">
            <text:p>3,689135</text:p>
          </table:table-cell>
          <table:table-cell office:value-type="float" office:value="9.585696" calcext:value-type="float">
            <text:p>9,585696</text:p>
          </table:table-cell>
        </table:table-row>
        <table:table-row table:style-name="ro1">
          <table:table-cell office:value-type="string" calcext:value-type="string">
            <text:p>2 core</text:p>
          </table:table-cell>
          <table:table-cell office:value-type="float" office:value="2.008519" calcext:value-type="float">
            <text:p>2,008519</text:p>
          </table:table-cell>
          <table:table-cell office:value-type="float" office:value="4.990498" calcext:value-type="float">
            <text:p>4,990498</text:p>
          </table:table-cell>
        </table:table-row>
        <table:table-row table:style-name="ro1">
          <table:table-cell office:value-type="string" calcext:value-type="string">
            <text:p>3 core</text:p>
          </table:table-cell>
          <table:table-cell office:value-type="float" office:value="1.338233" calcext:value-type="float">
            <text:p>1,338233</text:p>
          </table:table-cell>
          <table:table-cell office:value-type="float" office:value="3.50284" calcext:value-type="float">
            <text:p>3,50284</text:p>
          </table:table-cell>
        </table:table-row>
        <table:table-row table:style-name="ro1">
          <table:table-cell office:value-type="string" calcext:value-type="string">
            <text:p>4 core</text:p>
          </table:table-cell>
          <table:table-cell office:value-type="float" office:value="0.999984" calcext:value-type="float">
            <text:p>0,999984</text:p>
          </table:table-cell>
          <table:table-cell office:value-type="float" office:value="2.648849" calcext:value-type="float">
            <text:p>2,648849</text:p>
          </table:table-cell>
        </table:table-row>
        <table:table-row table:style-name="ro1">
          <table:table-cell office:value-type="string" calcext:value-type="string">
            <text:p>5 core</text:p>
          </table:table-cell>
          <table:table-cell office:value-type="float" office:value="0.796788" calcext:value-type="float">
            <text:p>0,796788</text:p>
          </table:table-cell>
          <table:table-cell office:value-type="float" office:value="2.215215" calcext:value-type="float">
            <text:p>2,215215</text:p>
          </table:table-cell>
        </table:table-row>
        <table:table-row table:style-name="ro1">
          <table:table-cell office:value-type="string" calcext:value-type="string">
            <text:p>6 core</text:p>
          </table:table-cell>
          <table:table-cell office:value-type="float" office:value="0.662172" calcext:value-type="float">
            <text:p>0,662172</text:p>
          </table:table-cell>
          <table:table-cell office:value-type="float" office:value="1.817102" calcext:value-type="float">
            <text:p>1,817102</text:p>
          </table:table-cell>
        </table:table-row>
        <table:table-row table:style-name="ro1">
          <table:table-cell office:value-type="string" calcext:value-type="string">
            <text:p>7 core</text:p>
          </table:table-cell>
          <table:table-cell office:value-type="float" office:value="0.571936" calcext:value-type="float">
            <text:p>0,571936</text:p>
          </table:table-cell>
          <table:table-cell office:value-type="float" office:value="1.554033" calcext:value-type="float">
            <text:p>1,554033</text:p>
          </table:table-cell>
        </table:table-row>
        <table:table-row table:style-name="ro1">
          <table:table-cell office:value-type="string" calcext:value-type="string">
            <text:p>8 core</text:p>
          </table:table-cell>
          <table:table-cell office:value-type="float" office:value="0.498078" calcext:value-type="float">
            <text:p>0,498078</text:p>
          </table:table-cell>
          <table:table-cell office:value-type="float" office:value="1.362749" calcext:value-type="float">
            <text:p>1,362749</text:p>
          </table:table-cell>
        </table:table-row>
        <table:table-row table:style-name="ro1">
          <table:table-cell office:value-type="string" calcext:value-type="string">
            <text:p>9 core</text:p>
          </table:table-cell>
          <table:table-cell office:value-type="float" office:value="0.70556" calcext:value-type="float">
            <text:p>0,70556</text:p>
          </table:table-cell>
          <table:table-cell office:value-type="float" office:value="1.215921" calcext:value-type="float">
            <text:p>1,215921</text:p>
          </table:table-cell>
        </table:table-row>
        <table:table-row table:style-name="ro1">
          <table:table-cell office:value-type="string" calcext:value-type="string">
            <text:p>10 core</text:p>
          </table:table-cell>
          <table:table-cell office:value-type="float" office:value="0.397491" calcext:value-type="float">
            <text:p>0,397491</text:p>
          </table:table-cell>
          <table:table-cell office:value-type="float" office:value="1.10559" calcext:value-type="float">
            <text:p>1,10559</text:p>
          </table:table-cell>
        </table:table-row>
        <table:table-row table:style-name="ro1">
          <table:table-cell office:value-type="string" calcext:value-type="string">
            <text:p>11 core</text:p>
          </table:table-cell>
          <table:table-cell office:value-type="float" office:value="0.580724" calcext:value-type="float">
            <text:p>0,580724</text:p>
          </table:table-cell>
          <table:table-cell office:value-type="float" office:value="1.489299" calcext:value-type="float">
            <text:p>1,489299</text:p>
          </table:table-cell>
        </table:table-row>
        <table:table-row table:style-name="ro1">
          <table:table-cell office:value-type="string" calcext:value-type="string">
            <text:p>12 core</text:p>
          </table:table-cell>
          <table:table-cell office:value-type="float" office:value="0.532036" calcext:value-type="float">
            <text:p>0,532036</text:p>
          </table:table-cell>
          <table:table-cell office:value-type="float" office:value="1.365759" calcext:value-type="float">
            <text:p>1,365759</text:p>
          </table:table-cell>
        </table:table-row>
        <table:table-row table:style-name="ro1">
          <table:table-cell table:style-name="ce2"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3">00/00/0000</text:date>, <text:time style:data-style-name="N2" text:time-value="21:32:34.0061875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8:33:40.434382196</meta:creation-date>
    <dc:date>2018-05-13T21:37:39.706741364</dc:date>
    <meta:editing-duration>PT32M52S</meta:editing-duration>
    <meta:editing-cycles>3</meta:editing-cycles>
    <meta:generator>LibreOffice/5.1.6.2$Linux_X86_64 LibreOffice_project/10m0$Build-2</meta:generator>
    <meta:document-statistic meta:table-count="1" meta:cell-count="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19cm" svg:height="7.438cm" xlink:href=".." xlink:type="simple" chart:class="chart:line" chart:style-name="ch1">
        <chart:legend chart:legend-position="end" svg:x="10.011cm" svg:y="3.171cm" style:legend-expansion="high" chart:style-name="ch2"/>
        <chart:plot-area chart:style-name="ch3" table:cell-range-address="Sheet1.A2:Sheet1.C5 Sheet1.B1:Sheet1.C1" chart:data-source-has-labels="both" svg:x="0.268cm" svg:y="0.148cm" svg:width="9.475cm" svg:height="7.142cm">
          <chartooo:coordinate-region svg:x="0.995cm" svg:y="0.347cm" svg:width="8.27cm" svg:height="6.296cm"/>
          <chart:axis chart:dimension="x" chart:name="primary-x" chart:style-name="ch4" chartooo:axis-type="auto">
            <chartooo:date-scale/>
            <chart:categories table:cell-range-address="Sheet1.A2:Sheet1.A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" chart:label-cell-address="Sheet1.B1:Sheet1.B1" chart:class="chart:line">
            <chart:data-point chart:repeated="4"/>
          </chart:series>
          <chart:series chart:style-name="ch7" chart:values-cell-range-address="Sheet1.C2:Sheet1.C5" chart:label-cell-address="Sheet1.C1:Sheet1.C1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(750)</text:p>
                <draw:g>
                  <svg:desc>Sheet1.B1:Sheet1.B1</svg:desc>
                </draw:g>
              </table:table-cell>
              <table:table-cell office:value-type="string">
                <text:p>Tiempo(1000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core</text:p>
                <draw:g>
                  <svg:desc>Sheet1.A2:Sheet1.A5</svg:desc>
                </draw:g>
              </table:table-cell>
              <table:table-cell office:value-type="float" office:value="1.219606">
                <text:p>1.219606</text:p>
                <draw:g>
                  <svg:desc>Sheet1.B2:Sheet1.B5</svg:desc>
                </draw:g>
              </table:table-cell>
              <table:table-cell office:value-type="float" office:value="2.582006">
                <text:p>2.582006</text:p>
                <draw:g>
                  <svg:desc>Sheet1.C2:Sheet1.C5</svg:desc>
                </draw:g>
              </table:table-cell>
            </table:table-row>
            <table:table-row>
              <table:table-cell office:value-type="string">
                <text:p>2 core</text:p>
              </table:table-cell>
              <table:table-cell office:value-type="float" office:value="0.53277">
                <text:p>0.53277</text:p>
              </table:table-cell>
              <table:table-cell office:value-type="float" office:value="1.691633">
                <text:p>1.691633</text:p>
              </table:table-cell>
            </table:table-row>
            <table:table-row>
              <table:table-cell office:value-type="string">
                <text:p>3 core</text:p>
              </table:table-cell>
              <table:table-cell office:value-type="float" office:value="0.342932">
                <text:p>0.342932</text:p>
              </table:table-cell>
              <table:table-cell office:value-type="float" office:value="1.560671">
                <text:p>1.560671</text:p>
              </table:table-cell>
            </table:table-row>
            <table:table-row>
              <table:table-cell office:value-type="string">
                <text:p>4 core</text:p>
              </table:table-cell>
              <table:table-cell office:value-type="float" office:value="0.393452">
                <text:p>0.393452</text:p>
              </table:table-cell>
              <table:table-cell office:value-type="float" office:value="1.352545">
                <text:p>1.3525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57cm" svg:y="0.316cm" chart:style-name="ch2">
          <text:p>ATC-grid</text:p>
        </chart:title>
        <chart:legend chart:legend-position="end" svg:x="12.592cm" svg:y="3.952cm" style:legend-expansion="high" chart:style-name="ch3"/>
        <chart:plot-area chart:style-name="ch4" table:cell-range-address="Sheet1.A13:Sheet1.C24 Sheet1.B12:Sheet1.C12" chart:data-source-has-labels="both" svg:x="0.32cm" svg:y="1.275cm" svg:width="11.952cm" svg:height="7.545cm">
          <chartooo:coordinate-region svg:x="1.069cm" svg:y="1.275cm" svg:width="10.995cm" svg:height="6.01cm"/>
          <chart:axis chart:dimension="x" chart:name="primary-x" chart:style-name="ch5" chartooo:axis-type="auto">
            <chartooo:date-scale/>
            <chart:categories table:cell-range-address="Sheet1.A13:Sheet1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3:Sheet1.B24" chart:label-cell-address="Sheet1.B12:Sheet1.B12" chart:class="chart:line">
            <chart:data-point chart:repeated="12"/>
          </chart:series>
          <chart:series chart:style-name="ch8" chart:values-cell-range-address="Sheet1.C13:Sheet1.C24" chart:label-cell-address="Sheet1.C12:Sheet1.C12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(750)</text:p>
                <draw:g>
                  <svg:desc>Sheet1.B12:Sheet1.B12</svg:desc>
                </draw:g>
              </table:table-cell>
              <table:table-cell office:value-type="string">
                <text:p>Tiempo(1000)</text:p>
                <draw:g>
                  <svg:desc>Sheet1.C12:Sheet1.C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core</text:p>
                <draw:g>
                  <svg:desc>Sheet1.A13:Sheet1.A24</svg:desc>
                </draw:g>
              </table:table-cell>
              <table:table-cell office:value-type="float" office:value="3.689135">
                <text:p>3.689135</text:p>
                <draw:g>
                  <svg:desc>Sheet1.B13:Sheet1.B24</svg:desc>
                </draw:g>
              </table:table-cell>
              <table:table-cell office:value-type="float" office:value="9.585696">
                <text:p>9.585696</text:p>
                <draw:g>
                  <svg:desc>Sheet1.C13:Sheet1.C24</svg:desc>
                </draw:g>
              </table:table-cell>
            </table:table-row>
            <table:table-row>
              <table:table-cell office:value-type="string">
                <text:p>2 core</text:p>
              </table:table-cell>
              <table:table-cell office:value-type="float" office:value="2.008519">
                <text:p>2.008519</text:p>
              </table:table-cell>
              <table:table-cell office:value-type="float" office:value="4.990498">
                <text:p>4.990498</text:p>
              </table:table-cell>
            </table:table-row>
            <table:table-row>
              <table:table-cell office:value-type="string">
                <text:p>3 core</text:p>
              </table:table-cell>
              <table:table-cell office:value-type="float" office:value="1.338233">
                <text:p>1.338233</text:p>
              </table:table-cell>
              <table:table-cell office:value-type="float" office:value="3.50284">
                <text:p>3.50284</text:p>
              </table:table-cell>
            </table:table-row>
            <table:table-row>
              <table:table-cell office:value-type="string">
                <text:p>4 core</text:p>
              </table:table-cell>
              <table:table-cell office:value-type="float" office:value="0.999984">
                <text:p>0.999984</text:p>
              </table:table-cell>
              <table:table-cell office:value-type="float" office:value="2.648849">
                <text:p>2.648849</text:p>
              </table:table-cell>
            </table:table-row>
            <table:table-row>
              <table:table-cell office:value-type="string">
                <text:p>5 core</text:p>
              </table:table-cell>
              <table:table-cell office:value-type="float" office:value="0.796788">
                <text:p>0.796788</text:p>
              </table:table-cell>
              <table:table-cell office:value-type="float" office:value="2.215215">
                <text:p>2.215215</text:p>
              </table:table-cell>
            </table:table-row>
            <table:table-row>
              <table:table-cell office:value-type="string">
                <text:p>6 core</text:p>
              </table:table-cell>
              <table:table-cell office:value-type="float" office:value="0.662172">
                <text:p>0.662172</text:p>
              </table:table-cell>
              <table:table-cell office:value-type="float" office:value="1.817102">
                <text:p>1.817102</text:p>
              </table:table-cell>
            </table:table-row>
            <table:table-row>
              <table:table-cell office:value-type="string">
                <text:p>7 core</text:p>
              </table:table-cell>
              <table:table-cell office:value-type="float" office:value="0.571936">
                <text:p>0.571936</text:p>
              </table:table-cell>
              <table:table-cell office:value-type="float" office:value="1.554033">
                <text:p>1.554033</text:p>
              </table:table-cell>
            </table:table-row>
            <table:table-row>
              <table:table-cell office:value-type="string">
                <text:p>8 core</text:p>
              </table:table-cell>
              <table:table-cell office:value-type="float" office:value="0.498078">
                <text:p>0.498078</text:p>
              </table:table-cell>
              <table:table-cell office:value-type="float" office:value="1.362749">
                <text:p>1.362749</text:p>
              </table:table-cell>
            </table:table-row>
            <table:table-row>
              <table:table-cell office:value-type="string">
                <text:p>9 core</text:p>
              </table:table-cell>
              <table:table-cell office:value-type="float" office:value="0.70556">
                <text:p>0.70556</text:p>
              </table:table-cell>
              <table:table-cell office:value-type="float" office:value="1.215921">
                <text:p>1.215921</text:p>
              </table:table-cell>
            </table:table-row>
            <table:table-row>
              <table:table-cell office:value-type="string">
                <text:p>10 core</text:p>
              </table:table-cell>
              <table:table-cell office:value-type="float" office:value="0.397491">
                <text:p>0.397491</text:p>
              </table:table-cell>
              <table:table-cell office:value-type="float" office:value="1.10559">
                <text:p>1.10559</text:p>
              </table:table-cell>
            </table:table-row>
            <table:table-row>
              <table:table-cell office:value-type="string">
                <text:p>11 core</text:p>
              </table:table-cell>
              <table:table-cell office:value-type="float" office:value="0.580724">
                <text:p>0.580724</text:p>
              </table:table-cell>
              <table:table-cell office:value-type="float" office:value="1.489299">
                <text:p>1.489299</text:p>
              </table:table-cell>
            </table:table-row>
            <table:table-row>
              <table:table-cell office:value-type="string">
                <text:p>12 core</text:p>
              </table:table-cell>
              <table:table-cell office:value-type="float" office:value="0.532036">
                <text:p>0.532036</text:p>
              </table:table-cell>
              <table:table-cell office:value-type="float" office:value="1.365759">
                <text:p>1.3657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